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justify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P12" style:parent-style-name="Normal" style:family="paragraph">
      <style:paragraph-properties fo:text-align="justify"/>
    </style:style>
    <style:style style:name="P13" style:parent-style-name="Normal" style:family="paragraph">
      <style:paragraph-properties fo:text-align="justify"/>
    </style:style>
    <style:style style:name="P14" style:parent-style-name="Normal" style:family="paragraph">
      <style:paragraph-properties fo:text-align="justify"/>
    </style:style>
    <style:style style:name="P15" style:parent-style-name="Normal" style:family="paragraph">
      <style:paragraph-properties fo:text-align="justify"/>
    </style:style>
    <style:style style:name="P16" style:parent-style-name="Normal" style:family="paragraph">
      <style:paragraph-properties fo:text-align="justify"/>
    </style:style>
    <style:style style:name="P17" style:parent-style-name="Normal" style:family="paragraph">
      <style:paragraph-properties fo:text-align="justify"/>
    </style:style>
    <style:style style:name="P18" style:parent-style-name="Normal" style:family="paragraph">
      <style:paragraph-properties fo:text-align="justify"/>
    </style:style>
    <style:style style:name="P19" style:parent-style-name="Normal" style:family="paragraph">
      <style:paragraph-properties fo:text-align="justify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P22" style:parent-style-name="Normal" style:family="paragraph">
      <style:paragraph-properties fo:text-align="justify"/>
    </style:style>
    <style:style style:name="P23" style:parent-style-name="Normal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</office:automatic-styles>
  <office:body>
    <office:text text:use-soft-page-breaks="true">
      <text:p text:style-name="P1">Comandos Aprendido</text:p>
      <text:p text:style-name="P2">(pwd) indica la carpeta donde estoy ubicado</text:p>
      <text:p text:style-name="P3">(git init) crea un repositorio</text:p>
      <text:p text:style-name="P4">(ls -al) muestra la carpeta oculta creada</text:p>
      <text:p text:style-name="P5">(code) abre el editor de codigo desde git</text:p>
      <text:p text:style-name="P6">(git status) busca el contenido que hay en la carpeta</text:p>
      <text:p text:style-name="P7">(git add + nom del arch) se utiliza para trackear el archivo para lugo hacer commit</text:p>
      <text:p text:style-name="P8">(git rm + nom del arch) sigue manteniendo trackeado</text:p>
      <text:p text:style-name="P9">(git rm --cached) borra el track de la memoria ram buelve a estar rojo</text:p>
      <text:p text:style-name="P10">(git commit -m "mensaje del cambio realizado")</text:p>
      <text:p text:style-name="P11">(cat + nom del arch) vemos lo que contiene l archivo</text:p>
      <text:p text:style-name="P12">(git add .) se utiliza para trackear todo el contenido</text:p>
      <text:p text:style-name="P13">(git log + nom del archo) permite ver los cambios que se an realizado <text:s/></text:p>
      <text:p text:style-name="P14">(git show + nom del archivo) indica los cambios internos del documento</text:p>
      <text:p text:style-name="P15">(git diff + los nro de comit ) permite saber los cambios reliazados entre ambos commit</text:p>
      <text:p text:style-name="P16">(git reset + njro de commit + --hard) tod la moficcion vuelve a lo anterir</text:p>
      <text:p text:style-name="P17">(git reset + nro de commit + --shoft) volveos a la version anteriri pero lo que esta en steigin siguira</text:p>
      <text:p text:style-name="P18">estando ahi.</text:p>
      <text:p text:style-name="P19">(git log --stat) se ontinenlos cambios espesificis de cada arhivo</text:p>
      <text:p text:style-name="P20">(git checkout + nro de commit) cambia al archivo en su estado elejido</text:p>
      <text:p text:style-name="P21">(git checkout + nro de commit + master + nom del archivo) permite volver a mi archivo mas reciente</text:p>
      <text:p text:style-name="P22">(git remote add origin https://)da permiso al navegar de git</text:p>
      <text:p text:style-name="P23">(git push origin master) para subir al repositorio</text:p>
      <text:p text:style-name="P24">(git branch+ nombre de la rama) permite crear una nueva ram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briel Gregorio</meta:initial-creator>
    <dc:creator>Gabriel Gregorio</dc:creator>
    <meta:creation-date>2022-05-21T00:17:00Z</meta:creation-date>
    <dc:date>2022-05-21T00:18:00Z</dc:date>
    <meta:template xlink:href="Normal" xlink:type="simple"/>
    <meta:editing-cycles>1</meta:editing-cycles>
    <meta:editing-duration>PT60S</meta:editing-duration>
    <meta:document-statistic meta:page-count="1" meta:paragraph-count="2" meta:word-count="219" meta:character-count="1422" meta:row-count="10" meta:non-whitespace-character-count="1205"/>
  </office:meta>
</office:document-meta>
</file>